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3000000085D42F58BE4D9FC733.png" manifest:media-type="image/png"/>
  <manifest:file-entry manifest:full-path="Pictures/1000000100000633000000C2CEB0797308A637CF.png" manifest:media-type="image/png"/>
  <manifest:file-entry manifest:full-path="Pictures/100000010000062A0000007A708B8419DF572930.png" manifest:media-type="image/png"/>
  <manifest:file-entry manifest:full-path="Pictures/100000010000046700000087D1B6C9CD2129F324.png" manifest:media-type="image/png"/>
  <manifest:file-entry manifest:full-path="Pictures/100000010000062900000077BA7C371583AE6A1D.png" manifest:media-type="image/png"/>
  <manifest:file-entry manifest:full-path="Pictures/10000001000004BC0000008A65852BEF1A5E11F4.png" manifest:media-type="image/png"/>
  <manifest:file-entry manifest:full-path="Pictures/100000010000045E00000064C1F4589E01FC7CE8.png" manifest:media-type="image/png"/>
  <manifest:file-entry manifest:full-path="Pictures/100000010000045A00000064F72AC283304A258F.png" manifest:media-type="image/png"/>
  <manifest:file-entry manifest:full-path="Pictures/100000010000045C0000008A289B279BC113A618.png" manifest:media-type="image/png"/>
  <manifest:file-entry manifest:full-path="Pictures/100000010000045E0000008AC8BD5ECE3DE9CD9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paragraph-rsid="00131dd3"/>
    </style:style>
    <style:style style:name="P2" style:family="paragraph" style:parent-style-name="Standard">
      <style:text-properties officeooo:rsid="00131dd3" officeooo:paragraph-rsid="00131dd3"/>
    </style:style>
    <style:style style:name="T1" style:family="text">
      <style:text-properties officeooo:rsid="00131dd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eux d'Essai pour le Défi DosOok</text:p>
      <text:p text:style-name="P2">Essai n°1 :</text:p>
      <text:p text:style-name="P2">Input : Voici un code qui permet de créer un son a partir d’un texte</text:p>
      <text:p text:style-name="Standard"><draw:frame draw:style-name="fr1" draw:name="Image1" text:anchor-type="char" svg:width="17cm" svg:height="2.097cm" draw:z-index="3"><draw:image xlink:href="Pictures/100000010000045E0000008AC8BD5ECE3DE9CD9B.png" xlink:type="simple" xlink:show="embed" xlink:actuate="onLoad" draw:mime-type="image/png"/></draw:frame></text:p>
      <text:p text:style-name="P2"><draw:frame draw:style-name="fr2" draw:name="Image2" text:anchor-type="char" svg:x="0.037cm" svg:y="0.596cm" svg:width="17cm" svg:height="1.526cm" draw:z-index="0"><draw:image xlink:href="Pictures/100000010000045A00000064F72AC283304A258F.png" xlink:type="simple" xlink:show="embed" xlink:actuate="onLoad" draw:mime-type="image/png"/></draw:frame>Output :</text:p>
      <text:p text:style-name="P2">Essai n°2</text:p>
      <text:p text:style-name="P2">Input : Hello World</text:p>
      <text:p text:style-name="P2"><draw:frame draw:style-name="fr1" draw:name="Image3" text:anchor-type="char" svg:width="17cm" svg:height="2.101cm" draw:z-index="1"><draw:image xlink:href="Pictures/100000010000045C0000008A289B279BC113A618.png" xlink:type="simple" xlink:show="embed" xlink:actuate="onLoad" draw:mime-type="image/png"/></draw:frame><draw:frame draw:style-name="fr2" draw:name="Image4" text:anchor-type="char" svg:x="0cm" svg:y="2.609cm" svg:width="17cm" svg:height="1.52cm" draw:z-index="2"><draw:image xlink:href="Pictures/100000010000045E00000064C1F4589E01FC7CE8.png" xlink:type="simple" xlink:show="embed" xlink:actuate="onLoad" draw:mime-type="image/png"/></draw:frame>Output :</text:p>
      <text:p text:style-name="P2"/>
      <text:p text:style-name="P2">Essai n°3 :</text:p>
      <text:p text:style-name="P1"><text:span text:style-name="T1">Input : </text:span>Lorem ipsum dolor sit amet, consectetur adipiscing elit, sed do eiusmod tempor incididunt ut labore et dolore magna aliqua.</text:p>
      <text:p text:style-name="P1"><draw:frame draw:style-name="fr1" draw:name="Image5" text:anchor-type="char" svg:width="17cm" svg:height="1.935cm" draw:z-index="4"><draw:image xlink:href="Pictures/10000001000004BC0000008A65852BEF1A5E11F4.png" xlink:type="simple" xlink:show="embed" xlink:actuate="onLoad" draw:mime-type="image/png"/></draw:frame></text:p>
      <text:p text:style-name="P2">Output :</text:p>
      <text:p text:style-name="P2"><draw:frame draw:style-name="fr2" draw:name="Image6" text:anchor-type="char" svg:x="0cm" svg:y="0.109cm" svg:width="17cm" svg:height="1.282cm" draw:z-index="5"><draw:image xlink:href="Pictures/100000010000062900000077BA7C371583AE6A1D.png" xlink:type="simple" xlink:show="embed" xlink:actuate="onLoad" draw:mime-type="image/png"/></draw:frame></text:p>
      <text:p text:style-name="P2">Essai n°4 :</text:p>
      <text:p text:style-name="P1"><text:span text:style-name="T1">Input : </text:span>Excepteur sint occaecat cupidatat non proident, sunt in culpa qui officia deserunt mollit anim id est laborum.</text:p>
      <text:p text:style-name="P2"><draw:frame draw:style-name="fr1" draw:name="Image7" text:anchor-type="char" svg:width="17cm" svg:height="2.036cm" draw:z-index="6"><draw:image xlink:href="Pictures/100000010000046700000087D1B6C9CD2129F324.png" xlink:type="simple" xlink:show="embed" xlink:actuate="onLoad" draw:mime-type="image/png"/></draw:frame>Output :</text:p>
      <text:p text:style-name="P2"><draw:frame draw:style-name="fr2" draw:name="Image8" text:anchor-type="char" svg:x="0.095cm" svg:y="0.065cm" svg:width="17cm" svg:height="1.314cm" draw:z-index="7"><draw:image xlink:href="Pictures/100000010000062A0000007A708B8419DF572930.png" xlink:type="simple" xlink:show="embed" xlink:actuate="onLoad" draw:mime-type="image/png"/></draw:frame></text:p>
      <text:p text:style-name="P2"/>
      <text:p text:style-name="P2"><text:soft-page-break/>Essai n°5 :</text:p>
      <text:p text:style-name="P1"><text:span text:style-name="T1">Input : </text:span>In hac habitasse platea dictumst vestibulum rhoncus. Pellentesque eu tincidunt tortor aliquam nulla facilisi. Quisque non tellus orci ac. Euismod in pellentesque massa placerat duis ultricies lacus sed. Congue mauris rhoncus aenean vel.</text:p>
      <text:p text:style-name="P1"><draw:frame draw:style-name="fr2" draw:name="Image9" text:anchor-type="char" svg:x="0cm" svg:y="0.032cm" svg:width="17cm" svg:height="2.078cm" draw:z-index="8"><draw:image xlink:href="Pictures/1000000100000633000000C2CEB0797308A637CF.png" xlink:type="simple" xlink:show="embed" xlink:actuate="onLoad" draw:mime-type="image/png"/></draw:frame></text:p>
      <text:p text:style-name="P2">Output :</text:p>
      <text:p text:style-name="P2"><draw:frame draw:style-name="fr1" draw:name="Image10" text:anchor-type="char" svg:width="17cm" svg:height="1.427cm" draw:z-index="9"><draw:image xlink:href="Pictures/100000010000063000000085D42F58BE4D9FC733.png" xlink:type="simple" xlink:show="embed" xlink:actuate="onLoad" draw:mime-type="image/png"/></draw:frame></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9T17:30:20.117090782</meta:creation-date>
    <dc:date>2024-01-09T18:32:22.215661486</dc:date>
    <meta:editing-duration>PT1H2M2S</meta:editing-duration>
    <meta:editing-cycles>1</meta:editing-cycles>
    <meta:document-statistic meta:table-count="0" meta:image-count="10" meta:object-count="0" meta:page-count="2" meta:paragraph-count="16" meta:word-count="124" meta:character-count="705" meta:non-whitespace-character-count="597"/>
    <meta:generator>LibreOffice/7.4.7.2$Linux_X86_64 LibreOffice_project/40$Build-2</meta:generator>
  </office:meta>
</office:document-meta>
</file>